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3.889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ext-properties style:font-name="Arial" fo:font-size="12pt" fo:font-style="italic" style:font-name-asian="Bitstream Vera Sans" style:font-size-asian="12pt" style:font-style-asian="italic" style:font-name-complex="Bitstream Vera Sans" style:font-size-complex="12pt" style:font-style-complex="italic"/>
    </style:style>
    <style:style style:name="ce1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  <style:text-properties fo:font-size="12pt" style:font-size-asian="12pt" style:font-size-complex="12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02cm solid #000000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ccccff" fo:border="0.002cm solid #000000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tyle-asian="italic" style:font-size-complex="12pt" style:font-style-complex="italic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1" style:family="text">
      <style:text-properties style:font-name-asian="Bitstream Vera Sans" style:font-name-complex="Bitstream Vera Sans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4" office:value-type="string">
            <text:p>Cost</text:p>
          </table:table-cell>
          <table:table-cell table:style-name="ce14"/>
          <table:table-cell table:style-name="ce14" office:value-type="string">
            <text:p>Equilibrium</text:p>
          </table:table-cell>
          <table:table-cell table:style-name="ce14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stun for a few turns + equilibrium decreas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targeted heal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veals distant zone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sets all gift talents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9" office:value-type="string">
            <text:p>Silences all in a AOE, including you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Absorbs spells cast at the user; increasing equilibrium until failure. Cannot cast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Drains mana/vim/divine from foe and make it explod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restores ressoruce when stru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6" table:number-columns-repeated="4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0">
            <text:p>0</text:p>
          </table:table-cell>
          <table:table-cell table:style-name="ce19" office:value-type="string">
            <text:p>Burrows into a wall, digging it and moving throught it</text:p>
          </table:table-cell>
          <table:table-cell table:style-name="ce19" table:number-columns-repeated="2"/>
          <table:table-cell table:style-name="ce22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100">
            <text:p>100</text:p>
          </table:table-cell>
          <table:table-cell table:style-name="ce21" office:value-type="string">
            <text:p>Swallow wholly your target, consuming it in your stomach, reducing your equilibrium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50">
            <text:p>50</text:p>
          </table:table-cell>
          <table:table-cell table:style-name="ce21" office:value-type="string">
            <text:p>Small localized quak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2" table:style-name="ce18" office:value-type="float" office:value="12">
            <text:p>12</text:p>
          </table:table-cell>
          <table:table-cell table:style-name="ce21" office:value-type="string">
            <text:p>Breaths sand: physical damage and blind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Fear cone</text:p>
          </table:table-cell>
          <table:table-cell table:style-name="ce16"/>
          <table:table-cell table:style-name="ce19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Cone knockback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21" office:value-type="string">
            <text:p>small lasting zone of fire damag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Fire cone damage + fire dot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cold melee damage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ncreases armor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ce wall for a whil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ce cone + random freez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super fast movement for a while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reduces HP of all creatures around by X% of their current; cant kill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tornado that follows a target, explodes on impact for stun &amp; knockba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lightning cone + random daz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Drake Aspect</text:p>
          </table:table-cell>
          <table:table-cell table:style-name="ce10" office:value-type="string">
            <text:p>Draconic Resilie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2"/>
          <table:table-cell table:style-name="ce19" office:value-type="string">
            <text:p>After using any drake active talents gains X% stun resist for Y turns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/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Breaths Master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each <text:s/>time you breath you have X% chance to remove the cooldown of a talent of the same tree as the breath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6"/>
          <table:table-cell table:style-name="ce11"/>
          <table:table-cell table:style-name="ce18"/>
          <table:table-cell table:style-name="ce17" table:number-columns-repeated="3"/>
          <table:table-cell table:style-name="ce20" table:number-columns-repeated="3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8" table:number-columns-repeated="2"/>
          <table:table-cell table:style-name="ce18" office:value-type="string">
            <text:p>Detonate :</text:p>
          </table:table-cell>
          <table:table-cell table:style-name="ce18" office:value-type="string">
            <text:p>Grand Arrival :</text:p>
          </table:table-cell>
          <table:table-cell table:style-name="ce21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phys</text:p>
          </table:table-cell>
          <table:table-cell table:style-name="ce16" office:value-type="string">
            <text:p>-phys resist</text:p>
          </table:table-cell>
          <table:table-cell table:style-name="ce19" office:value-type="string">
            <text:p>offensive mele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slime</text:p>
          </table:table-cell>
          <table:table-cell table:style-name="ce18" office:value-type="string">
            <text:p>-nature resist</text:p>
          </table:table-cell>
          <table:table-cell table:style-name="ce21" office:value-type="string">
            <text:p>good melee, cannot mo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bleed</text:p>
          </table:table-cell>
          <table:table-cell table:style-name="ce18" office:value-type="string">
            <text:p>-move speed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knockback</text:p>
          </table:table-cell>
          <table:table-cell table:style-name="ce18" office:value-type="string">
            <text:p>aoe daze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fire</text:p>
          </table:table-cell>
          <table:table-cell table:style-name="ce16" office:value-type="string">
            <text:p>-fire resist</text:p>
          </table:table-cell>
          <table:table-cell table:style-name="ce19" office:value-type="string">
            <text:p>offensive caster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 ???</text:p>
          </table:table-cell>
          <table:table-cell table:style-name="ce18" office:value-type="string">
            <text:p>cloud of poison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ice</text:p>
          </table:table-cell>
          <table:table-cell table:style-name="ce18" office:value-type="string">
            <text:p>-cold resist</text:p>
          </table:table-cell>
          <table:table-cell table:style-name="ce21" office:value-type="string">
            <text:p>immobile ice storm caster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cloud of fire</text:p>
          </table:table-cell>
          <table:table-cell table:style-name="ce18" office:value-type="string">
            <text:p>1 hatchling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phys res%</text:p>
          </table:table-cell>
          <table:table-cell table:style-name="ce16" office:value-type="string">
            <text:p>aoe heal</text:p>
          </table:table-cell>
          <table:table-cell table:style-name="ce19" office:value-type="string">
            <text:p>tank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lay traps</text:p>
          </table:table-cell>
          <table:table-cell table:style-name="ce18" office:value-type="string">
            <text:p>aoe fear knockback</text:p>
          </table:table-cell>
          <table:table-cell table:style-name="ce21" office:value-type="string">
            <text:p>poison/web/annoy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uppress summons around you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Allows to take direct control of a summo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Induces a rage in your summon, increasing its damage (only on melee)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makes your fire imp explode in a burst of flames; your benevolant spirit burst in healing (both you and ennemies)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Increases your summons constitution and time to li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witch places with one summo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2"/>
          <table:table-cell table:style-name="ce19" office:value-type="string">
            <text:p>Reduces cooldown of all summons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a special effect happens for each summon you invoke ; while master summoner is acti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MS is active ; new summons reduce Detonate, Rage and Wild Summon cooldowns by 1,2,3,...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next summon will be doubled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7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Mindstar Mastery</text:p>
          </table:table-cell>
          <table:table-cell table:style-name="ce10" office:value-type="string">
            <text:p>Psiblad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19" office:value-type="string">
            <text:p>Concentrate the forces of nature throught your wielded mindstars, creating a psionic blade sprouding from the mindstar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Thorn Grab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Channel nature power thourght your psiblades, the target is grabbed by thorny vines, reducing its speed and damaging it for X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eaves Tid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Equilibrium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e</text:p>
          </table:table-cell>
          <table:table-cell table:style-name="ce10" office:value-type="string">
            <text:p>Mitosi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2"/>
          <table:table-cell table:style-name="ce19" office:value-type="string">
            <text:p>When you get hit you have %d%% chances to spawn a ooze that has X% of the damage done as HP. Each attacjk you receive is split among all your ooze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Reabsorb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Absorb one of your oozes to get a « ooze shield » that negates 50% of damage done to you and regens equilibrium; also makes an explosion of manadrai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all of the Ooz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r oozes are called to Nature's service, instantly them into melee range of a random foe in sight and making an immediate attack for X% weapon damag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3" office:value-type="string">
            <text:p><text:span text:style-name="T1">Indiscernible Anatomy</text:span>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crit chance reduction ; <text:s/>poison immunity ; diseases immunity ; …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ucus</text:p>
          </table:table-cell>
          <table:table-cell table:style-name="ce10" office:value-type="string">
            <text:p>Mucu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Living Mucu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Oozes can randomly spawn from your mucus, starting to attack all foes in sight with slime spit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ozewalk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 Spas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ungus</text:p>
          </table:table-cell>
          <table:table-cell table:style-name="ce10" office:value-type="string">
            <text:p>Wild Growt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20">
            <text:p>20</text:p>
          </table:table-cell>
          <table:table-cell table:style-name="ce19" office:value-type="string">
            <text:p>instant ; increases the strength &amp; duration of life regeneration temp effect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Fungal Grow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wild growth is active, after a direct heal you gain a life regen of X% of the heal over 8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ncestral Lif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dden Grow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0">
            <text:p>10</text:p>
          </table:table-cell>
          <table:table-cell table:style-name="ce21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ing Blades</text:p>
          </table:table-cell>
          <table:table-cell table:style-name="ce10" office:value-type="string">
            <text:p>Oozebea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Project ooze through your psiblades, creating two independant beams of slime damage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Mind Parasit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 table:number-columns-repeated="2"/>
          <table:table-cell table:style-name="ce21" office:value-type="string">
            <text:p>Any time you deal nature damage there is a small chance to infect <text:s/>the target with a small insect parasite that attacks the brain of the target, dealing X mind damage per turn and having X % chance to put a random spell on a 2 turn cooldow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 table:number-columns-repeated="2"/>
          <table:table-cell table:style-name="ce21" office:value-type="string">
            <text:p>You enter a state of deep awareness of nature, allowing you to increase all nature amage done &amp; reduce nature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orrosive Blades</text:p>
          </table:table-cell>
          <table:table-cell table:style-name="ce10" office:value-type="string">
            <text:p>Acidbea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Project acid through your psiblades, creating two independant beams of acid damage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Corrosive Natur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 table:number-columns-repeated="2"/>
          <table:table-cell table:style-name="ce21" office:value-type="string">
            <text:p>Any time you deal acid damage there is a small chance to also splash it with acid, burning it for X acid damage every turn and silencing it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rrosive Seed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Plant corrosive seeds in t he target area, any creature passing through will trigger them to release a deadly acidic splas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ic Soi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 table:number-columns-repeated="2"/>
          <table:table-cell table:style-name="ce21" office:value-type="string">
            <text:p>You enter a state of deep awareness of nature, allowing you to increase all acid amage done &amp; reduce acid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</text:p>
          </table:table-cell>
          <table:table-cell table:style-name="ce10" office:value-type="string">
            <text:p>Poisonous Spor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9" office:value-type="string">
            <text:p>Release poison at the target; a random poison is selected; at range ; each time a poison ticks a cooldown is reduced by 1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Acid Ski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style-name="ce21" office:value-type="string">
            <text:p>Acid sheath; when hit it creates a pool of acid under the attacker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0">
            <text:p>30</text:p>
          </table:table-cell>
          <table:table-cell table:style-name="ce21" office:value-type="string">
            <text:p>Bolt nature damage; slows target; can bou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21" office:value-type="string">
            <text:p>Controlled blink + stu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oss</text:p>
          </table:table-cell>
          <table:table-cell table:style-name="ce10" office:value-type="string">
            <text:p>Grasping Moss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Maleable Body</text:p>
          </table:table-cell>
          <table:table-cell table:style-name="ce10"/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Malleability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8" table:formula="of:=SUM([.C1:.C113])" office:value-type="float" office:value="420">
            <text:p>420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 table:number-rows-repeated="6541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28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number-columns-repeated="1018" table:default-cell-style-name="Default"/>
        <table:table-row table:style-name="ro4">
          <table:table-cell table:style-name="ce24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3" table:number-columns-repeated="2"/>
          <table:table-cell table:style-name="ce34" table:number-columns-repeated="1016"/>
        </table:table-row>
        <table:table-row table:style-name="ro4">
          <table:table-cell table:style-name="ce25" office:value-type="string">
            <text:p>Req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42">
            <text:p>42</text:p>
          </table:table-cell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Call of the Wild</text:p>
          </table:table-cell>
          <table:table-cell table:style-name="ce32" office:value-type="string">
            <text:p>Meditation</text:p>
          </table:table-cell>
          <table:table-cell table:style-name="ce32" office:value-type="string">
            <text:p>Nature's Touch</text:p>
          </table:table-cell>
          <table:table-cell table:style-name="ce32" office:value-type="string">
            <text:p>Earth's Eyes</text:p>
          </table:table-cell>
          <table:table-cell table:style-name="ce32" office:value-type="string">
            <text:p>Nature's Balanc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Antimagic</text:p>
          </table:table-cell>
          <table:table-cell table:style-name="ce32" office:value-type="string">
            <text:p>Resolve</text:p>
          </table:table-cell>
          <table:table-cell table:style-name="ce32" office:value-type="string">
            <text:p>Aura of Silence</text:p>
          </table:table-cell>
          <table:table-cell table:style-name="ce32" office:value-type="string">
            <text:p>Antimagic Shield</text:p>
          </table:table-cell>
          <table:table-cell table:style-name="ce32" office:value-type="string">
            <text:p>Mana Clas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imicry</text:p>
          </table:table-cell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ymbiosis</text:p>
          </table:table-cell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32" table:number-columns-repeated="4"/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7"/>
          <table:table-cell table:style-name="ce31" table:number-columns-repeated="5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32" office:value-type="string">
            <text:p>Burrow</text:p>
          </table:table-cell>
          <table:table-cell table:style-name="ce32" office:value-type="string">
            <text:p>Swallow</text:p>
          </table:table-cell>
          <table:table-cell table:style-name="ce32" office:value-type="string">
            <text:p>Quake</text:p>
          </table:table-cell>
          <table:table-cell table:style-name="ce32" office:value-type="string">
            <text:p>Sand Breath</text:p>
          </table:table-cell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7" office:value-type="string">
            <text:p>Fire Drake Aspect</text:p>
          </table:table-cell>
          <table:table-cell table:style-name="ce32" office:value-type="string">
            <text:p>Bellowing Roar</text:p>
          </table:table-cell>
          <table:table-cell table:style-name="ce32" office:value-type="string">
            <text:p>Wing Buffet</text:p>
          </table:table-cell>
          <table:table-cell table:style-name="ce32" office:value-type="string">
            <text:p>Devouring Flame</text:p>
          </table:table-cell>
          <table:table-cell table:style-name="ce32" office:value-type="string">
            <text:p>Fire Breath</text:p>
          </table:table-cell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32" office:value-type="string">
            <text:p>Ice Claw</text:p>
          </table:table-cell>
          <table:table-cell table:style-name="ce32" office:value-type="string">
            <text:p>Harden Skin</text:p>
          </table:table-cell>
          <table:table-cell table:style-name="ce32" office:value-type="string">
            <text:p>Ice Wall</text:p>
          </table:table-cell>
          <table:table-cell table:style-name="ce32" office:value-type="string">
            <text:p>Ice Brea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32" office:value-type="string">
            <text:p>Lightning Speed</text:p>
          </table:table-cell>
          <table:table-cell table:style-name="ce32" office:value-type="string">
            <text:p>Static Field</text:p>
          </table:table-cell>
          <table:table-cell table:style-name="ce32" office:value-type="string">
            <text:p>Tornado</text:p>
          </table:table-cell>
          <table:table-cell table:style-name="ce32" office:value-type="string">
            <text:p>Lightning Brea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32" office:value-type="string">
            <text:p>War Hound</text:p>
          </table:table-cell>
          <table:table-cell table:style-name="ce32" office:value-type="string">
            <text:p>Jelly</text:p>
          </table:table-cell>
          <table:table-cell table:style-name="ce32" office:value-type="string">
            <text:p>Minotaur</text:p>
          </table:table-cell>
          <table:table-cell table:style-name="ce32" office:value-type="string">
            <text:p>Stone Golem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32" office:value-type="string">
            <text:p>Fire Imp</text:p>
          </table:table-cell>
          <table:table-cell table:style-name="ce32" office:value-type="string">
            <text:p>Hydra</text:p>
          </table:table-cell>
          <table:table-cell table:style-name="ce32" office:value-type="string">
            <text:p>Warper</text:p>
          </table:table-cell>
          <table:table-cell table:style-name="ce32" office:value-type="string">
            <text:p>Fire Drak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32" office:value-type="string">
            <text:p>Turtle</text:p>
          </table:table-cell>
          <table:table-cell table:style-name="ce32" office:value-type="string">
            <text:p>Spider</text:p>
          </table:table-cell>
          <table:table-cell table:style-name="ce32" office:value-type="string">
            <text:p>Suppress Summoning</text:p>
          </table:table-cell>
          <table:table-cell table:style-name="ce32" office:value-type="string">
            <text:p>Control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Augmentation</text:p>
          </table:table-cell>
          <table:table-cell table:style-name="ce32" office:value-type="string">
            <text:p>Rage</text:p>
          </table:table-cell>
          <table:table-cell table:style-name="ce32" office:value-type="string">
            <text:p>Detonate</text:p>
          </table:table-cell>
          <table:table-cell table:style-name="ce32" office:value-type="string">
            <text:p>Resilience</text:p>
          </table:table-cell>
          <table:table-cell table:style-name="ce32" office:value-type="string">
            <text:p>Phase Summon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Advanced</text:p>
          </table:table-cell>
          <table:table-cell table:style-name="ce32" office:value-type="string">
            <text:p>Master Summoner</text:p>
          </table:table-cell>
          <table:table-cell table:style-name="ce32" office:value-type="string">
            <text:p>Grand Arrival</text:p>
          </table:table-cell>
          <table:table-cell table:style-name="ce32" office:value-type="string">
            <text:p>Nature's Cycle</text:p>
          </table:table-cell>
          <table:table-cell table:style-name="ce32" office:value-type="string">
            <text:p>Wild Summon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Fungus</text:p>
          </table:table-cell>
          <table:table-cell table:style-name="ce32" office:value-type="string">
            <text:p>Wild Growth</text:p>
          </table:table-cell>
          <table:table-cell table:style-name="ce32" office:value-type="string">
            <text:p>Fungal Growth</text:p>
          </table:table-cell>
          <table:table-cell table:style-name="ce32" office:value-type="string">
            <text:p>Ancesral Life</text:p>
          </table:table-cell>
          <table:table-cell table:style-name="ce32" office:value-type="string">
            <text:p>Sudden Grow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lime Aspect</text:p>
          </table:table-cell>
          <table:table-cell table:style-name="ce32" office:value-type="string">
            <text:p>Poisonous Spores</text:p>
          </table:table-cell>
          <table:table-cell table:style-name="ce32" office:value-type="string">
            <text:p>Acidic Skin</text:p>
          </table:table-cell>
          <table:table-cell table:style-name="ce32" office:value-type="string">
            <text:p>Slime Spit</text:p>
          </table:table-cell>
          <table:table-cell table:style-name="ce32" office:value-type="string">
            <text:p>Slime Roots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indstar Mastery</text:p>
          </table:table-cell>
          <table:table-cell table:style-name="ce32" office:value-type="string">
            <text:p>Psiblades</text:p>
          </table:table-cell>
          <table:table-cell table:style-name="ce32" office:value-type="string">
            <text:p>Thorn Grab</text:p>
          </table:table-cell>
          <table:table-cell table:style-name="ce32" office:value-type="string">
            <text:p>Leaves Tide</text:p>
          </table:table-cell>
          <table:table-cell table:style-name="ce32" office:value-type="string">
            <text:p>Nature's Equilibirum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ucus</text:p>
          </table:table-cell>
          <table:table-cell table:style-name="ce32" office:value-type="string">
            <text:p>Mucus</text:p>
          </table:table-cell>
          <table:table-cell table:style-name="ce32" office:value-type="string">
            <text:p>Acid Splash</text:p>
          </table:table-cell>
          <table:table-cell table:style-name="ce32" office:value-type="string">
            <text:p>Living Mucus</text:p>
          </table:table-cell>
          <table:table-cell table:style-name="ce32" office:value-type="string">
            <text:p>Oozewalk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Ooze</text:p>
          </table:table-cell>
          <table:table-cell table:style-name="ce32" office:value-type="string">
            <text:p>Mitosis</text:p>
          </table:table-cell>
          <table:table-cell table:style-name="ce32" office:value-type="string">
            <text:p>Reabsorb</text:p>
          </table:table-cell>
          <table:table-cell table:style-name="ce32" office:value-type="string">
            <text:p>Call of the Ooze</text:p>
          </table:table-cell>
          <table:table-cell table:style-name="ce32" office:value-type="string">
            <text:p>One with the Ooz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2" table:number-columns-repeated="4"/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6550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6/03/2013</text:date>, <text:time>01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3-03-06T01:29:37</dc:date>
    <dc:language>fr-FR</dc:language>
    <meta:editing-cycles>225</meta:editing-cycles>
    <meta:editing-duration>P20DT18H4M35S</meta:editing-duration>
    <meta:document-statistic meta:table-count="3" meta:cell-count="490" meta:object-count="0"/>
    <meta:user-defined meta:name="Info 1"/>
    <meta:user-defined meta:name="Info 2"/>
    <meta:user-defined meta:name="Info 3"/>
    <meta:user-defined meta:name="Info 4"/>
  </office:meta>
</office:document-meta>
</file>